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2f017" officeooo:paragraph-rsid="0012f017"/>
    </style:style>
    <style:style style:name="P2" style:family="paragraph" style:parent-style-name="Standard">
      <style:paragraph-properties fo:text-align="justify" style:justify-single-word="false"/>
      <style:text-properties style:font-name="Arial" officeooo:rsid="00092e90" officeooo:paragraph-rsid="000f4189"/>
    </style:style>
    <style:style style:name="P3" style:family="paragraph" style:parent-style-name="Standard">
      <style:paragraph-properties fo:text-align="justify" style:justify-single-word="false"/>
      <style:text-properties style:font-name="Arial" officeooo:rsid="00092e90" officeooo:paragraph-rsid="00092e90"/>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officeooo:rsid="0012f017" officeooo:paragraph-rsid="00150fdc"/>
    </style:style>
    <style:style style:name="P6" style:family="paragraph" style:parent-style-name="Standard">
      <style:paragraph-properties fo:text-align="justify" style:justify-single-word="false"/>
      <style:text-properties style:font-name="Arial" officeooo:rsid="0012f017" officeooo:paragraph-rsid="0012f017"/>
    </style:style>
    <style:style style:name="P7" style:family="paragraph" style:parent-style-name="Text_20_body">
      <style:paragraph-properties fo:text-align="justify" style:justify-single-word="false"/>
      <style:text-properties style:font-name="Arial"/>
    </style:style>
    <style:style style:name="T1" style:family="text">
      <style:text-properties officeooo:rsid="000f4189"/>
    </style:style>
    <style:style style:name="T2" style:family="text">
      <style:text-properties officeooo:rsid="00092e90"/>
    </style:style>
    <style:style style:name="T3" style:family="text">
      <style:text-properties fo:font-weight="normal" style:font-weight-asian="normal" style:font-weight-complex="normal"/>
    </style:style>
    <style:style style:name="T4" style:family="text">
      <style:text-properties fo:font-weight="normal" officeooo:rsid="00092e90" style:font-weight-asian="normal" style:font-weight-complex="normal"/>
    </style:style>
    <style:style style:name="T5" style:family="text">
      <style:text-properties fo:language="en" fo:country="GB"/>
    </style:style>
    <style:style style:name="T6" style:family="text">
      <style:text-properties fo:font-variant="normal" fo:text-transform="none" style:text-position="0% 100%" style:text-underline-style="none" fo:font-weight="normal"/>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officeooo:rsid="0014739f"/>
    </style:style>
    <style:style style:name="T9" style:family="text">
      <style:text-properties officeooo:rsid="00150fdc"/>
    </style:style>
    <style:style style:name="T10" style:family="text">
      <style:text-properties officeooo:rsid="0015631f"/>
    </style:style>
    <style:style style:name="T11" style:family="text">
      <style:text-properties style:font-name="Arial"/>
    </style:style>
    <style:style style:name="T12" style:family="text">
      <style:text-properties style:font-name="Arial" officeooo:rsid="00150f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All published items, genomes and fragments, were retrieved in GenBank and FASTA format from NCBI </text:span>(https://www.ncbi.nlm.nih.gov/)<text:span text:style-name="T2">. The organism and size range 100 - 15000 were entered in the search. From the GenBank files, interest information was extracted in tabular form.</text:span></text:p>
      <text:p text:style-name="P2">Subsequently, the complete published genomes and our own in FASTA format, characterized by a size contained in the interval 7500 - 15000, were standardi<text:span text:style-name="T8">s</text:span>ed so that they are all on the sense strand and begin with the ATG of ORF E6. To achieve this, a first Nucleotide-Nucleotide BLAST <text:span text:style-name="T1">v</text:span>2.5.0+ was performed against the full genome published M73236, indicating to inform the sense of the subjects. Genomes on the anti-sense strand were reverse-complemented. Then, a second <text:span text:style-name="T3">Nucleotide-Nucleotide</text:span> BLAST was run against the E6 gene of reference M73236 to obtain the start positions of the gene of interest on the genomes and rewriting them, if necessary, so that they start with the ATG of the ORF.</text:p>
      <text:p text:style-name="P3"/>
      <text:p text:style-name="P4"><text:span text:style-name="T2">Our genomes were obtained by first trimming the raw reads using Trimmomatic</text:span><text:span text:style-name="T2"><text:note text:id="ftn1" text:note-class="endnote"><text:note-citation>i</text:note-citation><text:note-body><text:p text:style-name="Endnote"><text:reference-mark-start text:name="ZOTERO_ITEM CSL_CITATION {&quot;citationID&quot;:&quot;vwFXND12&quot;,&quot;properties&quot;:{&quot;formattedCitation&quot;:&quot;Anthony M. Bolger, Marc Lohse, and Bjoern Usadel, \\uc0\\u8216{}Trimmomatic: A Flexible Trimmer for Illumina Sequence Data\\uc0\\u8217{}, {\\i{}Bioinformatics} 30, no. 15 (1 August 2014): 2114\\uc0\\u8211{}20, https://doi.org/10.1093/bioinformatics/btu170.&quot;,&quot;plainCitation&quot;:&quot;Anthony M. Bolger, Marc Lohse, and Bjoern Usadel, ‘Trimmomatic: A Flexible Trimmer for Illumina Sequence Data’, Bioinformatics 30, no. 15 (1 August 2014): 2114–20, https://doi.org/10.1093/bioinformatics/btu170.&quot;,&quot;noteIndex&quot;:1},&quot;citationItems&quot;:[{&quot;id&quot;:3,&quot;uris&quot;:[&quot;http://zotero.org/users/local/X2WXeRts/items/E6NDXFHG&quot;],&quot;itemData&quot;:{&quot;id&quot;:3,&quot;type&quot;:&quot;article-journal&quot;,&quot;abstract&quot;:&quot;Motivation: Although many next-generation sequencing (NGS) read preprocessing tools already existed, we could not find any tool or combination of tools that met our requirements in terms of flexibility, correct handling of paired-end data and high performance. We have developed Trimmomatic as a more flexible and efficient preprocessing tool, which could correctly handle paired-end data. Results: The value of NGS read preprocessing is demonstrated for both reference-based and reference-free tasks. Trimmomatic is shown to produce output that is at least competitive with, and in many cases superior to, that produced by other tools, in all scenarios tested. Availability and implementation: Trimmomatic is licensed under GPL V3. It is cross-platform (Java 1.5+ required) and available at http://www.usadellab.org/cms/index.php?page=trimmomaticContact:  usadel@bio1.rwth-aachen.deSupplementary information:  Supplementary data are available at Bioinformatics online.&quot;,&quot;container-title&quot;:&quot;Bioinformatics&quot;,&quot;DOI&quot;:&quot;10.1093/bioinformatics/btu170&quot;,&quot;ISSN&quot;:&quot;1367-4803&quot;,&quot;issue&quot;:&quot;15&quot;,&quot;journalAbbreviation&quot;:&quot;Bioinformatics&quot;,&quot;page&quot;:&quot;2114-2120&quot;,&quot;title&quot;:&quot;Trimmomatic: a flexible trimmer for Illumina sequence data&quot;,&quot;volume&quot;:&quot;30&quot;,&quot;author&quot;:[{&quot;family&quot;:&quot;Bolger&quot;,&quot;given&quot;:&quot;Anthony M.&quot;},{&quot;family&quot;:&quot;Lohse&quot;,&quot;given&quot;:&quot;Marc&quot;},{&quot;family&quot;:&quot;Usadel&quot;,&quot;given&quot;:&quot;Bjoern&quot;}],&quot;issued&quot;:{&quot;date-parts&quot;:[[&quot;2014&quot;,8,1]]}}}],&quot;schema&quot;:&quot;https://github.com/citation-style-language/schema/raw/master/csl-citation.json&quot;} RNDpoJu359dNW"/><text:span text:style-name="T6">Anthony M. Bolger, Marc Lohse, and Bjoern Usadel, ‘Trimmomatic: A Flexible Trimmer for Illumina Sequence Data’, </text:span><text:span text:style-name="T7">Bioinformatics</text:span><text:span text:style-name="T6"> 30, no. 15 (1 August 2014): 2114–20, https://doi.org/10.1093/bioinformatics/btu170.</text:span><text:reference-mark-end text:name="ZOTERO_ITEM CSL_CITATION {&quot;citationID&quot;:&quot;vwFXND12&quot;,&quot;properties&quot;:{&quot;formattedCitation&quot;:&quot;Anthony M. Bolger, Marc Lohse, and Bjoern Usadel, \\uc0\\u8216{}Trimmomatic: A Flexible Trimmer for Illumina Sequence Data\\uc0\\u8217{}, {\\i{}Bioinformatics} 30, no. 15 (1 August 2014): 2114\\uc0\\u8211{}20, https://doi.org/10.1093/bioinformatics/btu170.&quot;,&quot;plainCitation&quot;:&quot;Anthony M. Bolger, Marc Lohse, and Bjoern Usadel, ‘Trimmomatic: A Flexible Trimmer for Illumina Sequence Data’, Bioinformatics 30, no. 15 (1 August 2014): 2114–20, https://doi.org/10.1093/bioinformatics/btu170.&quot;,&quot;noteIndex&quot;:1},&quot;citationItems&quot;:[{&quot;id&quot;:3,&quot;uris&quot;:[&quot;http://zotero.org/users/local/X2WXeRts/items/E6NDXFHG&quot;],&quot;itemData&quot;:{&quot;id&quot;:3,&quot;type&quot;:&quot;article-journal&quot;,&quot;abstract&quot;:&quot;Motivation: Although many next-generation sequencing (NGS) read preprocessing tools already existed, we could not find any tool or combination of tools that met our requirements in terms of flexibility, correct handling of paired-end data and high performance. We have developed Trimmomatic as a more flexible and efficient preprocessing tool, which could correctly handle paired-end data. Results: The value of NGS read preprocessing is demonstrated for both reference-based and reference-free tasks. Trimmomatic is shown to produce output that is at least competitive with, and in many cases superior to, that produced by other tools, in all scenarios tested. Availability and implementation: Trimmomatic is licensed under GPL V3. It is cross-platform (Java 1.5+ required) and available at http://www.usadellab.org/cms/index.php?page=trimmomaticContact:  usadel@bio1.rwth-aachen.deSupplementary information:  Supplementary data are available at Bioinformatics online.&quot;,&quot;container-title&quot;:&quot;Bioinformatics&quot;,&quot;DOI&quot;:&quot;10.1093/bioinformatics/btu170&quot;,&quot;ISSN&quot;:&quot;1367-4803&quot;,&quot;issue&quot;:&quot;15&quot;,&quot;journalAbbreviation&quot;:&quot;Bioinformatics&quot;,&quot;page&quot;:&quot;2114-2120&quot;,&quot;title&quot;:&quot;Trimmomatic: a flexible trimmer for Illumina sequence data&quot;,&quot;volume&quot;:&quot;30&quot;,&quot;author&quot;:[{&quot;family&quot;:&quot;Bolger&quot;,&quot;given&quot;:&quot;Anthony M.&quot;},{&quot;family&quot;:&quot;Lohse&quot;,&quot;given&quot;:&quot;Marc&quot;},{&quot;family&quot;:&quot;Usadel&quot;,&quot;given&quot;:&quot;Bjoern&quot;}],&quot;issued&quot;:{&quot;date-parts&quot;:[[&quot;2014&quot;,8,1]]}}}],&quot;schema&quot;:&quot;https://github.com/citation-style-language/schema/raw/master/csl-citation.json&quot;} RNDpoJu359dNW"/></text:p></text:note-body></text:note></text:span><text:span text:style-name="T2"> v0.38. Viable reads were then aligned against the published reference M73236 and polymorphic sites with frequencies above 0.5 were characterized by breseq</text:span><text:span text:style-name="T2"><text:note text:id="ftn2" text:note-class="endnote"><text:note-citation>ii</text:note-citation><text:note-body><text:p text:style-name="Endnote"><text:reference-mark-start text:name="ZOTERO_ITEM CSL_CITATION {&quot;citationID&quot;:&quot;jZKoXxwy&quot;,&quot;properties&quot;:{&quot;formattedCitation&quot;:&quot;Daniel E. Deatherage and Jeffrey E. Barrick, \\uc0\\u8216{}Identification of Mutations in Laboratory-Evolved Microbes from next-Generation Sequencing Data Using Breseq\\uc0\\u8217{}, {\\i{}Methods in Molecular Biology (Clifton, N.J.)} 1151 (2014): 165\\uc0\\u8211{}88, https://doi.org/10.1007/978-1-4939-0554-6_12.&quot;,&quot;plainCitation&quot;:&quot;Daniel E. Deatherage and Jeffrey E. Barrick, ‘Identification of Mutations in Laboratory-Evolved Microbes from next-Generation Sequencing Data Using Breseq’, Methods in Molecular Biology (Clifton, N.J.) 1151 (2014): 165–88, https://doi.org/10.1007/978-1-4939-0554-6_12.&quot;,&quot;noteIndex&quot;:2},&quot;citationItems&quot;:[{&quot;id&quot;:4,&quot;uris&quot;:[&quot;http://zotero.org/users/local/X2WXeRts/items/Q2LPG28F&quot;],&quot;itemData&quot;:{&quot;id&quot;:4,&quot;type&quot;:&quot;article-journal&quot;,&quot;abstract&quot;:&quot;Next-generation DNA sequencing (NGS) can be used to reconstruct eco-evolutionary population dynamics and to identify the genetic basis of adaptation in laboratory evolution experiments. Here, we describe how to run the open-source breseq computational pipeline to identify and annotate genetic differences found in whole-genome and whole-population NGS data from haploid microbes where a high-quality reference genome is available. These methods can also be used to analyze mutants isolated in genetic screens and to detect unintended mutations that may occur during strain construction and genome editing.&quot;,&quot;container-title&quot;:&quot;Methods in Molecular Biology (Clifton, N.J.)&quot;,&quot;DOI&quot;:&quot;10.1007/978-1-4939-0554-6_12&quot;,&quot;ISSN&quot;:&quot;1940-6029&quot;,&quot;journalAbbreviation&quot;:&quot;Methods Mol Biol&quot;,&quot;language&quot;:&quot;eng&quot;,&quot;note&quot;:&quot;PMID: 24838886\nPMCID: PMC4239701&quot;,&quot;page&quot;:&quot;165-188&quot;,&quot;source&quot;:&quot;PubMed&quot;,&quot;title&quot;:&quot;Identification of mutations in laboratory-evolved microbes from next-generation sequencing data using breseq&quot;,&quot;volume&quot;:&quot;1151&quot;,&quot;author&quot;:[{&quot;family&quot;:&quot;Deatherage&quot;,&quot;given&quot;:&quot;Daniel E.&quot;},{&quot;family&quot;:&quot;Barrick&quot;,&quot;given&quot;:&quot;Jeffrey E.&quot;}],&quot;issued&quot;:{&quot;date-parts&quot;:[[&quot;2014&quot;]]}}}],&quot;schema&quot;:&quot;https://github.com/citation-style-language/schema/raw/master/csl-citation.json&quot;} RNDv1rqbt5WSf"/><text:span text:style-name="T6">Daniel E. Deatherage and Jeffrey E. Barrick, ‘Identification of Mutations in Laboratory-Evolved Microbes from next-Generation Sequencing Data Using Breseq’, </text:span><text:span text:style-name="T7">Methods in Molecular Biology (Clifton, N.J.)</text:span><text:span text:style-name="T6"> 1151 (2014): 165–88, https://doi.org/10.1007/978-1-4939-0554-6_12.</text:span><text:reference-mark-end text:name="ZOTERO_ITEM CSL_CITATION {&quot;citationID&quot;:&quot;jZKoXxwy&quot;,&quot;properties&quot;:{&quot;formattedCitation&quot;:&quot;Daniel E. Deatherage and Jeffrey E. Barrick, \\uc0\\u8216{}Identification of Mutations in Laboratory-Evolved Microbes from next-Generation Sequencing Data Using Breseq\\uc0\\u8217{}, {\\i{}Methods in Molecular Biology (Clifton, N.J.)} 1151 (2014): 165\\uc0\\u8211{}88, https://doi.org/10.1007/978-1-4939-0554-6_12.&quot;,&quot;plainCitation&quot;:&quot;Daniel E. Deatherage and Jeffrey E. Barrick, ‘Identification of Mutations in Laboratory-Evolved Microbes from next-Generation Sequencing Data Using Breseq’, Methods in Molecular Biology (Clifton, N.J.) 1151 (2014): 165–88, https://doi.org/10.1007/978-1-4939-0554-6_12.&quot;,&quot;noteIndex&quot;:2},&quot;citationItems&quot;:[{&quot;id&quot;:4,&quot;uris&quot;:[&quot;http://zotero.org/users/local/X2WXeRts/items/Q2LPG28F&quot;],&quot;itemData&quot;:{&quot;id&quot;:4,&quot;type&quot;:&quot;article-journal&quot;,&quot;abstract&quot;:&quot;Next-generation DNA sequencing (NGS) can be used to reconstruct eco-evolutionary population dynamics and to identify the genetic basis of adaptation in laboratory evolution experiments. Here, we describe how to run the open-source breseq computational pipeline to identify and annotate genetic differences found in whole-genome and whole-population NGS data from haploid microbes where a high-quality reference genome is available. These methods can also be used to analyze mutants isolated in genetic screens and to detect unintended mutations that may occur during strain construction and genome editing.&quot;,&quot;container-title&quot;:&quot;Methods in Molecular Biology (Clifton, N.J.)&quot;,&quot;DOI&quot;:&quot;10.1007/978-1-4939-0554-6_12&quot;,&quot;ISSN&quot;:&quot;1940-6029&quot;,&quot;journalAbbreviation&quot;:&quot;Methods Mol Biol&quot;,&quot;language&quot;:&quot;eng&quot;,&quot;note&quot;:&quot;PMID: 24838886\nPMCID: PMC4239701&quot;,&quot;page&quot;:&quot;165-188&quot;,&quot;source&quot;:&quot;PubMed&quot;,&quot;title&quot;:&quot;Identification of mutations in laboratory-evolved microbes from next-generation sequencing data using breseq&quot;,&quot;volume&quot;:&quot;1151&quot;,&quot;author&quot;:[{&quot;family&quot;:&quot;Deatherage&quot;,&quot;given&quot;:&quot;Daniel E.&quot;},{&quot;family&quot;:&quot;Barrick&quot;,&quot;given&quot;:&quot;Jeffrey E.&quot;}],&quot;issued&quot;:{&quot;date-parts&quot;:[[&quot;2014&quot;]]}}}],&quot;schema&quot;:&quot;https://github.com/citation-style-language/schema/raw/master/csl-citation.json&quot;} RNDv1rqbt5WSf"/></text:p></text:note-body></text:note></text:span><text:span text:style-name="T2"> v0.38.1. Finally, the differences found were incorporated into the reference, again using breseq, creating consensus sequences </text:span><text:span text:style-name="T4">and standardised them</text:span><text:span text:style-name="T2">. </text:span></text:p>
      <text:p text:style-name="P3"/>
      <text:p text:style-name="P7"><text:span text:style-name="T2">Once the genomes had been standardised, they were aligned against each other using MAFFT</text:span><text:span text:style-name="T2"><text:note text:id="ftn3" text:note-class="endnote"><text:note-citation>iii</text:note-citation><text:note-body><text:p text:style-name="Endnote"><text:reference-mark-start text:name="ZOTERO_ITEM CSL_CITATION {&quot;citationID&quot;:&quot;08Ouk5Xe&quot;,&quot;properties&quot;:{&quot;formattedCitation&quot;:&quot;Kazutaka Katoh and Daron M. Standley, \\uc0\\u8216{}MAFFT Multiple Sequence Alignment Software Version 7: Improvements in Performance and Usability\\uc0\\u8217{}, {\\i{}Molecular Biology and Evolution} 30, no. 4 (April 2013): 772\\uc0\\u8211{}80, https://doi.org/10.1093/molbev/mst010.&quot;,&quot;plainCitation&quot;:&quot;Kazutaka Katoh and Daron M. Standley, ‘MAFFT Multiple Sequence Alignment Software Version 7: Improvements in Performance and Usability’, Molecular Biology and Evolution 30, no. 4 (April 2013): 772–80, https://doi.org/10.1093/molbev/mst010.&quot;,&quot;noteIndex&quot;:3},&quot;citationItems&quot;:[{&quot;id&quot;:7,&quot;uris&quot;:[&quot;http://zotero.org/users/local/X2WXeRts/items/JKJWSUFT&quot;],&quot;itemData&quot;:{&quot;id&quot;:7,&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1537-1719&quot;,&quot;issue&quot;:&quot;4&quot;,&quot;journalAbbreviation&quot;:&quot;Mol Biol Evol&quot;,&quot;language&quot;:&quot;eng&quot;,&quot;note&quot;:&quot;PMID: 23329690\nPMCID: PMC3603318&quot;,&quot;page&quot;:&quot;772-780&quot;,&quot;source&quot;:&quot;PubMed&quot;,&quot;title&quot;:&quot;MAFFT multiple sequence alignment software version 7: improvements in performance and usability&quot;,&quot;title-short&quot;:&quot;MAFFT multiple sequence alignment software version 7&quot;,&quot;volume&quot;:&quot;30&quot;,&quot;author&quot;:[{&quot;family&quot;:&quot;Katoh&quot;,&quot;given&quot;:&quot;Kazutaka&quot;},{&quot;family&quot;:&quot;Standley&quot;,&quot;given&quot;:&quot;Daron M.&quot;}],&quot;issued&quot;:{&quot;date-parts&quot;:[[&quot;2013&quot;,4]]}}}],&quot;schema&quot;:&quot;https://github.com/citation-style-language/schema/raw/master/csl-citation.json&quot;} RNDGvvHxKuFJg"/><text:span text:style-name="T6">Kazutaka Katoh and Daron M. Standley, ‘MAFFT Multiple Sequence Alignment Software Version 7: Improvements in Performance and Usability’, </text:span><text:span text:style-name="T7">Molecular Biology and Evolution</text:span><text:span text:style-name="T6"> 30, no. 4 (April 2013): 772–80, https://doi.org/10.1093/molbev/mst010.</text:span><text:reference-mark-end text:name="ZOTERO_ITEM CSL_CITATION {&quot;citationID&quot;:&quot;08Ouk5Xe&quot;,&quot;properties&quot;:{&quot;formattedCitation&quot;:&quot;Kazutaka Katoh and Daron M. Standley, \\uc0\\u8216{}MAFFT Multiple Sequence Alignment Software Version 7: Improvements in Performance and Usability\\uc0\\u8217{}, {\\i{}Molecular Biology and Evolution} 30, no. 4 (April 2013): 772\\uc0\\u8211{}80, https://doi.org/10.1093/molbev/mst010.&quot;,&quot;plainCitation&quot;:&quot;Kazutaka Katoh and Daron M. Standley, ‘MAFFT Multiple Sequence Alignment Software Version 7: Improvements in Performance and Usability’, Molecular Biology and Evolution 30, no. 4 (April 2013): 772–80, https://doi.org/10.1093/molbev/mst010.&quot;,&quot;noteIndex&quot;:3},&quot;citationItems&quot;:[{&quot;id&quot;:7,&quot;uris&quot;:[&quot;http://zotero.org/users/local/X2WXeRts/items/JKJWSUFT&quot;],&quot;itemData&quot;:{&quot;id&quot;:7,&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1537-1719&quot;,&quot;issue&quot;:&quot;4&quot;,&quot;journalAbbreviation&quot;:&quot;Mol Biol Evol&quot;,&quot;language&quot;:&quot;eng&quot;,&quot;note&quot;:&quot;PMID: 23329690\nPMCID: PMC3603318&quot;,&quot;page&quot;:&quot;772-780&quot;,&quot;source&quot;:&quot;PubMed&quot;,&quot;title&quot;:&quot;MAFFT multiple sequence alignment software version 7: improvements in performance and usability&quot;,&quot;title-short&quot;:&quot;MAFFT multiple sequence alignment software version 7&quot;,&quot;volume&quot;:&quot;30&quot;,&quot;author&quot;:[{&quot;family&quot;:&quot;Katoh&quot;,&quot;given&quot;:&quot;Kazutaka&quot;},{&quot;family&quot;:&quot;Standley&quot;,&quot;given&quot;:&quot;Daron M.&quot;}],&quot;issued&quot;:{&quot;date-parts&quot;:[[&quot;2013&quot;,4]]}}}],&quot;schema&quot;:&quot;https://github.com/citation-style-language/schema/raw/master/csl-citation.json&quot;} RNDGvvHxKuFJg"/></text:p></text:note-body></text:note></text:span><text:span text:style-name="T2"> v7.505. The 3' part of the alignment result was cut because it contained only N. Then, with the genomes aligned and RAxML-NG</text:span><text:span text:style-name="T2"><text:note text:id="ftn4" text:note-class="endnote"><text:note-citation>iv</text:note-citation><text:note-body><text:p text:style-name="Endnote"><text:reference-mark-start text:name="ZOTERO_ITEM CSL_CITATION {&quot;citationID&quot;:&quot;MCscr4y8&quot;,&quot;properties&quot;:{&quot;formattedCitation&quot;:&quot;Alexey M Kozlov et al., \\uc0\\u8216{}RAxML-NG: A Fast, Scalable and User-Friendly Tool for Maximum Likelihood Phylogenetic Inference\\uc0\\u8217{}, {\\i{}Bioinformatics} 35, no. 21 (1 November 2019): 4453\\uc0\\u8211{}55, https://doi.org/10.1093/bioinformatics/btz305.&quot;,&quot;plainCitation&quot;:&quot;Alexey M Kozlov et al., ‘RAxML-NG: A Fast, Scalable and User-Friendly Tool for Maximum Likelihood Phylogenetic Inference’, Bioinformatics 35, no. 21 (1 November 2019): 4453–55, https://doi.org/10.1093/bioinformatics/btz305.&quot;,&quot;noteIndex&quot;:4},&quot;citationItems&quot;:[{&quot;id&quot;:2,&quot;uris&quot;:[&quot;http://zotero.org/users/local/X2WXeRts/items/F652Z3RH&quot;],&quot;itemData&quot;:{&quot;id&quot;:2,&quot;type&quot;:&quot;article-journal&quot;,&quot;abstract&quot;:&quot;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We present RAxML-NG, a from-scratch re-implementation of the established greedy tree search algorithm of RAxML/ExaML. RAxML-NG offers improved accuracy, flexibility, speed, scalability, and usability compared with RAxML/ExaML. On taxon-rich datasets, RAxML-NG typically finds higher-scoring trees than IQTree, an increasingly popular recent tool for ML-based phylogenetic inference (although IQ-Tree shows better stability). Finally, RAxML-NG introduces several new features, such as the detection of terraces in tree space and the recently introduced transfer bootstrap support metric.The code is available under GNU GPL at https://github.com/amkozlov/raxml-ng. RAxML-NG web service (maintained by Vital-IT) is available at https://raxml-ng.vital-it.ch/.Supplementary data are available at Bioinformatics online.&quot;,&quot;container-title&quot;:&quot;Bioinformatics&quot;,&quot;DOI&quot;:&quot;10.1093/bioinformatics/btz305&quot;,&quot;ISSN&quot;:&quot;1367-4803&quot;,&quot;issue&quot;:&quot;21&quot;,&quot;journalAbbreviation&quot;:&quot;Bioinformatics&quot;,&quot;page&quot;:&quot;4453-4455&quot;,&quot;title&quot;:&quot;RAxML-NG: a fast, scalable and user-friendly tool for maximum likelihood phylogenetic inference&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issued&quot;:{&quot;date-parts&quot;:[[&quot;2019&quot;,11,1]]}}}],&quot;schema&quot;:&quot;https://github.com/citation-style-language/schema/raw/master/csl-citation.json&quot;} RNDYERfavoeEb"/><text:span text:style-name="T6">Alexey M Kozlov et al., ‘RAxML-NG: A Fast, Scalable and User-Friendly Tool for Maximum Likelihood Phylogenetic Inference’, </text:span><text:span text:style-name="T7">Bioinformatics</text:span><text:span text:style-name="T6"> 35, no. 21 (1 November 2019): 4453–55, https://doi.org/10.1093/bioinformatics/btz305.</text:span><text:reference-mark-end text:name="ZOTERO_ITEM CSL_CITATION {&quot;citationID&quot;:&quot;MCscr4y8&quot;,&quot;properties&quot;:{&quot;formattedCitation&quot;:&quot;Alexey M Kozlov et al., \\uc0\\u8216{}RAxML-NG: A Fast, Scalable and User-Friendly Tool for Maximum Likelihood Phylogenetic Inference\\uc0\\u8217{}, {\\i{}Bioinformatics} 35, no. 21 (1 November 2019): 4453\\uc0\\u8211{}55, https://doi.org/10.1093/bioinformatics/btz305.&quot;,&quot;plainCitation&quot;:&quot;Alexey M Kozlov et al., ‘RAxML-NG: A Fast, Scalable and User-Friendly Tool for Maximum Likelihood Phylogenetic Inference’, Bioinformatics 35, no. 21 (1 November 2019): 4453–55, https://doi.org/10.1093/bioinformatics/btz305.&quot;,&quot;noteIndex&quot;:4},&quot;citationItems&quot;:[{&quot;id&quot;:2,&quot;uris&quot;:[&quot;http://zotero.org/users/local/X2WXeRts/items/F652Z3RH&quot;],&quot;itemData&quot;:{&quot;id&quot;:2,&quot;type&quot;:&quot;article-journal&quot;,&quot;abstract&quot;:&quot;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We present RAxML-NG, a from-scratch re-implementation of the established greedy tree search algorithm of RAxML/ExaML. RAxML-NG offers improved accuracy, flexibility, speed, scalability, and usability compared with RAxML/ExaML. On taxon-rich datasets, RAxML-NG typically finds higher-scoring trees than IQTree, an increasingly popular recent tool for ML-based phylogenetic inference (although IQ-Tree shows better stability). Finally, RAxML-NG introduces several new features, such as the detection of terraces in tree space and the recently introduced transfer bootstrap support metric.The code is available under GNU GPL at https://github.com/amkozlov/raxml-ng. RAxML-NG web service (maintained by Vital-IT) is available at https://raxml-ng.vital-it.ch/.Supplementary data are available at Bioinformatics online.&quot;,&quot;container-title&quot;:&quot;Bioinformatics&quot;,&quot;DOI&quot;:&quot;10.1093/bioinformatics/btz305&quot;,&quot;ISSN&quot;:&quot;1367-4803&quot;,&quot;issue&quot;:&quot;21&quot;,&quot;journalAbbreviation&quot;:&quot;Bioinformatics&quot;,&quot;page&quot;:&quot;4453-4455&quot;,&quot;title&quot;:&quot;RAxML-NG: a fast, scalable and user-friendly tool for maximum likelihood phylogenetic inference&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issued&quot;:{&quot;date-parts&quot;:[[&quot;2019&quot;,11,1]]}}}],&quot;schema&quot;:&quot;https://github.com/citation-style-language/schema/raw/master/csl-citation.json&quot;} RNDYERfavoeEb"/></text:p></text:note-body></text:note></text:span><text:span text:style-name="T2"> v1.1.0, the phylogenetic tree was constructed using the GTR/G/I model and 1000 bootstrap iterations. From this, the phylogenetic groups were defined. </text:span><text:span text:style-name="T5">Genetic distance was evaluated with dist.dna, in the ape R package</text:span><text:span text:style-name="T5"><text:note text:id="ftn5" text:note-class="endnote"><text:note-citation>v</text:note-citation><text:note-body><text:p text:style-name="Endnote"><text:reference-mark-start text:name="ZOTERO_ITEM CSL_CITATION {&quot;citationID&quot;:&quot;eAxKBudZ&quot;,&quot;properties&quot;:{&quot;formattedCitation&quot;:&quot;Emmanuel Paradis and Klaus Schliep, \\uc0\\u8216{}Ape 5.0: An Environment for Modern Phylogenetics and Evolutionary Analyses in R\\uc0\\u8217{}, ed. Russell Schwartz, {\\i{}Bioinformatics} 35, no. 3 (1 February 2019): 526\\uc0\\u8211{}28, https://doi.org/10.1093/bioinformatics/bty633.&quot;,&quot;plainCitation&quot;:&quot;Emmanuel Paradis and Klaus Schliep, ‘Ape 5.0: An Environment for Modern Phylogenetics and Evolutionary Analyses in R’, ed. Russell Schwartz, Bioinformatics 35, no. 3 (1 February 2019): 526–28, https://doi.org/10.1093/bioinformatics/bty633.&quot;,&quot;noteIndex&quot;:5},&quot;citationItems&quot;:[{&quot;id&quot;:12,&quot;uris&quot;:[&quot;http://zotero.org/users/local/X2WXeRts/items/BNQNBQPN&quot;],&quot;itemData&quot;:{&quot;id&quot;:12,&quot;type&quot;:&quot;article-journal&quot;,&quot;abstract&quot;:&quot;Abstract\n            \n              Summary\n              After more than fifteen years of existence, the R package ape has continuously grown its contents, and has been used by a growing community of users. The release of version 5.0 has marked a leap towards a modern software for evolutionary analyses. Efforts have been put to improve efficiency, flexibility, support for ‘big data’ (R’s long vectors), ease of use and quality check before a new release. These changes will hopefully make ape a useful software for the study of biodiversity and evolution in a context of increasing data quantity.\n            \n            \n              Availability and implementation\n              ape is distributed through the Comprehensive R Archive Network: http://cran.r-project.org/package=ape. Further information may be found at http://ape-package.ird.fr/.&quot;,&quot;container-title&quot;:&quot;Bioinformatics&quot;,&quot;DOI&quot;:&quot;10.1093/bioinformatics/bty633&quot;,&quot;ISSN&quot;:&quot;1367-4803, 1367-4811&quot;,&quot;issue&quot;:&quot;3&quot;,&quot;language&quot;:&quot;en&quot;,&quot;page&quot;:&quot;526-528&quot;,&quot;source&quot;:&quot;DOI.org (Crossref)&quot;,&quot;title&quot;:&quot;ape 5.0: an environment for modern phylogenetics and evolutionary analyses in R&quot;,&quot;title-short&quot;:&quot;ape 5.0&quot;,&quot;volume&quot;:&quot;35&quot;,&quot;author&quot;:[{&quot;family&quot;:&quot;Paradis&quot;,&quot;given&quot;:&quot;Emmanuel&quot;},{&quot;family&quot;:&quot;Schliep&quot;,&quot;given&quot;:&quot;Klaus&quot;}],&quot;editor&quot;:[{&quot;family&quot;:&quot;Schwartz&quot;,&quot;given&quot;:&quot;Russell&quot;}],&quot;issued&quot;:{&quot;date-parts&quot;:[[&quot;2019&quot;,2,1]]}}}],&quot;schema&quot;:&quot;https://github.com/citation-style-language/schema/raw/master/csl-citation.json&quot;} RNDX76cX3ftNs"/><text:span text:style-name="T6">Emmanuel Paradis and Klaus Schliep, ‘Ape 5.0: An Environment for Modern Phylogenetics and Evolutionary Analyses in R’, ed. Russell Schwartz, </text:span><text:span text:style-name="T7">Bioinformatics</text:span><text:span text:style-name="T6"> 35, no. 3 (1 February 2019): 526–28, https://doi.org/10.1093/bioinformatics/bty633.</text:span><text:reference-mark-end text:name="ZOTERO_ITEM CSL_CITATION {&quot;citationID&quot;:&quot;eAxKBudZ&quot;,&quot;properties&quot;:{&quot;formattedCitation&quot;:&quot;Emmanuel Paradis and Klaus Schliep, \\uc0\\u8216{}Ape 5.0: An Environment for Modern Phylogenetics and Evolutionary Analyses in R\\uc0\\u8217{}, ed. Russell Schwartz, {\\i{}Bioinformatics} 35, no. 3 (1 February 2019): 526\\uc0\\u8211{}28, https://doi.org/10.1093/bioinformatics/bty633.&quot;,&quot;plainCitation&quot;:&quot;Emmanuel Paradis and Klaus Schliep, ‘Ape 5.0: An Environment for Modern Phylogenetics and Evolutionary Analyses in R’, ed. Russell Schwartz, Bioinformatics 35, no. 3 (1 February 2019): 526–28, https://doi.org/10.1093/bioinformatics/bty633.&quot;,&quot;noteIndex&quot;:5},&quot;citationItems&quot;:[{&quot;id&quot;:12,&quot;uris&quot;:[&quot;http://zotero.org/users/local/X2WXeRts/items/BNQNBQPN&quot;],&quot;itemData&quot;:{&quot;id&quot;:12,&quot;type&quot;:&quot;article-journal&quot;,&quot;abstract&quot;:&quot;Abstract\n            \n              Summary\n              After more than fifteen years of existence, the R package ape has continuously grown its contents, and has been used by a growing community of users. The release of version 5.0 has marked a leap towards a modern software for evolutionary analyses. Efforts have been put to improve efficiency, flexibility, support for ‘big data’ (R’s long vectors), ease of use and quality check before a new release. These changes will hopefully make ape a useful software for the study of biodiversity and evolution in a context of increasing data quantity.\n            \n            \n              Availability and implementation\n              ape is distributed through the Comprehensive R Archive Network: http://cran.r-project.org/package=ape. Further information may be found at http://ape-package.ird.fr/.&quot;,&quot;container-title&quot;:&quot;Bioinformatics&quot;,&quot;DOI&quot;:&quot;10.1093/bioinformatics/bty633&quot;,&quot;ISSN&quot;:&quot;1367-4803, 1367-4811&quot;,&quot;issue&quot;:&quot;3&quot;,&quot;language&quot;:&quot;en&quot;,&quot;page&quot;:&quot;526-528&quot;,&quot;source&quot;:&quot;DOI.org (Crossref)&quot;,&quot;title&quot;:&quot;ape 5.0: an environment for modern phylogenetics and evolutionary analyses in R&quot;,&quot;title-short&quot;:&quot;ape 5.0&quot;,&quot;volume&quot;:&quot;35&quot;,&quot;author&quot;:[{&quot;family&quot;:&quot;Paradis&quot;,&quot;given&quot;:&quot;Emmanuel&quot;},{&quot;family&quot;:&quot;Schliep&quot;,&quot;given&quot;:&quot;Klaus&quot;}],&quot;editor&quot;:[{&quot;family&quot;:&quot;Schwartz&quot;,&quot;given&quot;:&quot;Russell&quot;}],&quot;issued&quot;:{&quot;date-parts&quot;:[[&quot;2019&quot;,2,1]]}}}],&quot;schema&quot;:&quot;https://github.com/citation-style-language/schema/raw/master/csl-citation.json&quot;} RNDX76cX3ftNs"/></text:p></text:note-body></text:note></text:span><text:span text:style-name="T5">, using the TN93 substitution model.</text:span></text:p>
      <text:p text:style-name="P5"><text:span text:style-name="T8">L</text:span>ike the genomes, the fragments, <text:span text:style-name="T2">characterized by a size contained in the interval 100 – 7500 and</text:span> <text:span text:style-name="T9">in FASTA format,</text:span> were standardised. <text:span text:style-name="T9">When necessary, they were </text:span>reverse-complemented. <text:span text:style-name="T8">Then, they</text:span> were aligned against the genomes <text:span text:style-name="T10">standardised and </text:span>aligned with MAFFT by requesting a local alignment and informing that they were added fragments. The aligned fragments were placed in the tree of complete genomes with RAxML<text:note text:id="ftn6" text:note-class="endnote"><text:note-citation>vi</text:note-citation><text:note-body><text:p text:style-name="Endnote"><text:reference-mark-start text:name="ZOTERO_ITEM CSL_CITATION {&quot;citationID&quot;:&quot;tr3625Er&quot;,&quot;properties&quot;:{&quot;formattedCitation&quot;:&quot;Alexandros Stamatakis, \\uc0\\u8216{}RAxML Version 8: A Tool for Phylogenetic Analysis and Post-Analysis of Large Phylogenies\\uc0\\u8217{}, {\\i{}Bioinformatics} 30, no. 9 (1 May 2014): 1312\\uc0\\u8211{}13, https://doi.org/10.1093/bioinformatics/btu033.&quot;,&quot;plainCitation&quot;:&quot;Alexandros Stamatakis, ‘RAxML Version 8: A Tool for Phylogenetic Analysis and Post-Analysis of Large Phylogenies’, Bioinformatics 30, no. 9 (1 May 2014): 1312–13, https://doi.org/10.1093/bioinformatics/btu033.&quot;,&quot;noteIndex&quot;:5},&quot;citationItems&quot;:[{&quot;id&quot;:10,&quot;uris&quot;:[&quot;http://zotero.org/users/local/X2WXeRts/items/ATNIDU3L&quot;],&quot;itemData&quot;:{&quot;id&quot;:10,&quot;type&quot;:&quot;article-journal&quot;,&quot;abstract&quot;:&quot;Abstract\n            Motivation: Phylogenies are increasingly used in all fields of medical and biological research. Moreover, because of the next-generation sequencing revolution, datasets used for conducting phylogenetic analyses grow at an unprecedented pace. RAxML (Randomized Axelerated Maximum Likelihood) is a popular program for phylogenetic analyses of large datasets under maximum likelihood. Since the last RAxML paper in 2006, it has been continuously maintained and extended to accommodate the increasingly growing input datasets and to serve the needs of the user community.\n            Results: I present some of the most notable new features and extensions of RAxML, such as a substantial extension of substitution models and supported data types, the introduction of SSE3, AVX and AVX2 vector intrinsics, techniques for reducing the memory requirements of the code and a plethora of operations for conducting post-analyses on sets of trees. In addition, an up-to-date 50-page user manual covering all new RAxML options is available.\n            Availability and implementation: The code is available under GNU GPL at https://github.com/stamatak/standard-RAxML.\n            Contact:  alexandros.stamatakis@h-its.org\n            Supplementary information:  Supplementary data are available at Bioinformatics online.&quot;,&quot;container-title&quot;:&quot;Bioinformatics&quot;,&quot;DOI&quot;:&quot;10.1093/bioinformatics/btu033&quot;,&quot;ISSN&quot;:&quot;1367-4811, 1367-4803&quot;,&quot;issue&quot;:&quot;9&quot;,&quot;language&quot;:&quot;en&quot;,&quot;page&quot;:&quot;1312-1313&quot;,&quot;source&quot;:&quot;DOI.org (Crossref)&quot;,&quot;title&quot;:&quot;RAxML version 8: a tool for phylogenetic analysis and post-analysis of large phylogenies&quot;,&quot;title-short&quot;:&quot;RAxML version 8&quot;,&quot;volume&quot;:&quot;30&quot;,&quot;author&quot;:[{&quot;family&quot;:&quot;Stamatakis&quot;,&quot;given&quot;:&quot;Alexandros&quot;}],&quot;issued&quot;:{&quot;date-parts&quot;:[[&quot;2014&quot;,5,1]]}}}],&quot;schema&quot;:&quot;https://github.com/citation-style-language/schema/raw/master/csl-citation.json&quot;} RND8QFCv13VRo"/><text:span text:style-name="T6">Alexandros Stamatakis, ‘RAxML Version 8: A Tool for Phylogenetic Analysis and Post-Analysis of Large Phylogenies’, </text:span><text:span text:style-name="T7">Bioinformatics</text:span><text:span text:style-name="T6"> 30, no. 9 (1 May 2014): 1312–13, https://doi.org/10.1093/bioinformatics/btu033.</text:span><text:reference-mark-end text:name="ZOTERO_ITEM CSL_CITATION {&quot;citationID&quot;:&quot;tr3625Er&quot;,&quot;properties&quot;:{&quot;formattedCitation&quot;:&quot;Alexandros Stamatakis, \\uc0\\u8216{}RAxML Version 8: A Tool for Phylogenetic Analysis and Post-Analysis of Large Phylogenies\\uc0\\u8217{}, {\\i{}Bioinformatics} 30, no. 9 (1 May 2014): 1312\\uc0\\u8211{}13, https://doi.org/10.1093/bioinformatics/btu033.&quot;,&quot;plainCitation&quot;:&quot;Alexandros Stamatakis, ‘RAxML Version 8: A Tool for Phylogenetic Analysis and Post-Analysis of Large Phylogenies’, Bioinformatics 30, no. 9 (1 May 2014): 1312–13, https://doi.org/10.1093/bioinformatics/btu033.&quot;,&quot;noteIndex&quot;:5},&quot;citationItems&quot;:[{&quot;id&quot;:10,&quot;uris&quot;:[&quot;http://zotero.org/users/local/X2WXeRts/items/ATNIDU3L&quot;],&quot;itemData&quot;:{&quot;id&quot;:10,&quot;type&quot;:&quot;article-journal&quot;,&quot;abstract&quot;:&quot;Abstract\n            Motivation: Phylogenies are increasingly used in all fields of medical and biological research. Moreover, because of the next-generation sequencing revolution, datasets used for conducting phylogenetic analyses grow at an unprecedented pace. RAxML (Randomized Axelerated Maximum Likelihood) is a popular program for phylogenetic analyses of large datasets under maximum likelihood. Since the last RAxML paper in 2006, it has been continuously maintained and extended to accommodate the increasingly growing input datasets and to serve the needs of the user community.\n            Results: I present some of the most notable new features and extensions of RAxML, such as a substantial extension of substitution models and supported data types, the introduction of SSE3, AVX and AVX2 vector intrinsics, techniques for reducing the memory requirements of the code and a plethora of operations for conducting post-analyses on sets of trees. In addition, an up-to-date 50-page user manual covering all new RAxML options is available.\n            Availability and implementation: The code is available under GNU GPL at https://github.com/stamatak/standard-RAxML.\n            Contact:  alexandros.stamatakis@h-its.org\n            Supplementary information:  Supplementary data are available at Bioinformatics online.&quot;,&quot;container-title&quot;:&quot;Bioinformatics&quot;,&quot;DOI&quot;:&quot;10.1093/bioinformatics/btu033&quot;,&quot;ISSN&quot;:&quot;1367-4811, 1367-4803&quot;,&quot;issue&quot;:&quot;9&quot;,&quot;language&quot;:&quot;en&quot;,&quot;page&quot;:&quot;1312-1313&quot;,&quot;source&quot;:&quot;DOI.org (Crossref)&quot;,&quot;title&quot;:&quot;RAxML version 8: a tool for phylogenetic analysis and post-analysis of large phylogenies&quot;,&quot;title-short&quot;:&quot;RAxML version 8&quot;,&quot;volume&quot;:&quot;30&quot;,&quot;author&quot;:[{&quot;family&quot;:&quot;Stamatakis&quot;,&quot;given&quot;:&quot;Alexandros&quot;}],&quot;issued&quot;:{&quot;date-parts&quot;:[[&quot;2014&quot;,5,1]]}}}],&quot;schema&quot;:&quot;https://github.com/citation-style-language/schema/raw/master/csl-citation.json&quot;} RND8QFCv13VRo"/></text:p></text:note-body></text:note> v8.2.9, still with the <text:span text:style-name="T2">GTR/G/I </text:span>model. </text:p>
      <text:p text:style-name="P6"/>
      <text:p text:style-name="P6">From this, the cumulative maximum likelihoods of belonging to the taxonomic groups were recovered and concatenated with the information extracted at the outset. The best taxonomic group was defined on the basis of <text:span text:style-name="T10">a</text:span> threshold of 0.5.</text:p>
      <text:p text:style-name="P6"/>
      <text:p text:style-name="P1"><text:span text:style-name="T11">Country information has been consolidated at regional level using the World Health Organization list </text:span><text:span text:style-name="T12">(</text:span><text:a xlink:type="simple" xlink:href="https://en.wikipedia.org/wiki/List_of_WHO_regions" text:style-name="Internet_20_link" text:visited-style-name="Visited_20_Internet_20_Link"><text:span text:style-name="T12">https://en.wikipedia.org/wiki/List_of_WHO_regions</text:span></text:a><text:span text:style-name="T12">)</text:span><text:span text:style-name="T11">. It should be noted that Algeria, Eritrea </text:span><text:span text:style-name="T12">and Israel have been allocated to the Eastern Mediterranean region and North Corea to the Western Pacific Reg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847cm" fo:text-indent="-0.677cm" style:auto-text-indent="false">
        <style:tab-stops>
          <style:tab-stop style:position="0.677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30T14:32:37.094002479</meta:creation-date>
    <meta:editing-duration>PT1H12M58S</meta:editing-duration>
    <meta:editing-cycles>10</meta:editing-cycles>
    <meta:generator>LibreOffice/6.0.7.3$Linux_X86_64 LibreOffice_project/00m0$Build-3</meta:generator>
    <dc:date>2023-12-01T12:50:36.702187704</dc:date>
    <meta:document-statistic meta:table-count="0" meta:image-count="0" meta:object-count="0" meta:page-count="2" meta:paragraph-count="13" meta:word-count="594" meta:character-count="4208" meta:non-whitespace-character-count="3630"/>
    <meta:user-defined meta:name="ZOTERO_PREF_1">&lt;data data-version="3" zotero-version="6.0.30"&gt;&lt;session id="MpPIplrS"/&gt;&lt;style id="http://www.zotero.org/styles/chicago-fullnote-bibliography" locale="en-GB" hasBibliography="1" bibliographyStyleHasBeenSet="0"/&gt;&lt;prefs&gt;&lt;pref name="fieldType" value="Referenc</meta:user-defined>
    <meta:user-defined meta:name="ZOTERO_PREF_2">eMark"/&gt;&lt;pref name="automaticJournalAbbreviations" value="true"/&gt;&lt;pref name="noteType" value="2"/&gt;&lt;/prefs&gt;&lt;/data&gt;</meta:user-defined>
  </office:meta>
</office:document-meta>
</file>